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ed82" officeooo:paragraph-rsid="0019ed82" style:font-size-asian="16pt" style:font-size-complex="16pt"/>
    </style:style>
    <style:style style:name="P2" style:family="paragraph" style:parent-style-name="Standard">
      <style:text-properties fo:font-size="12pt" officeooo:rsid="0019ed82" officeooo:paragraph-rsid="0019ed82" style:font-size-asian="10.5pt" style:font-size-complex="12pt"/>
    </style:style>
    <style:style style:name="P3" style:family="paragraph" style:parent-style-name="Standard">
      <style:text-properties fo:font-size="12pt" officeooo:rsid="001a77e5" officeooo:paragraph-rsid="001a77e5" style:font-size-asian="10.5pt" style:font-size-complex="12pt"/>
    </style:style>
    <style:style style:name="P4" style:family="paragraph" style:parent-style-name="Standard">
      <style:text-properties officeooo:rsid="00189d52" officeooo:paragraph-rsid="00189d52"/>
    </style:style>
    <style:style style:name="T1" style:family="text">
      <style:text-properties officeooo:rsid="001a7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ructure:</text:p>
      <text:p text:style-name="P2">Different visualisers to represent either the parsed Midi data (from a midi file) or Live Midi data (stream from a midi instrument). </text:p>
      <text:p text:style-name="P2"/>
      <text:p text:style-name="P2">Visualisers:</text:p>
      <text:p text:style-name="P2">- Track Visualiser</text:p>
      <text:p text:style-name="P2">- Piano Visualiser</text:p>
      <text:p text:style-name="P2">- <text:span text:style-name="T1">Drum Visualiser</text:span></text:p>
      <text:p text:style-name="P3">(planned) sheet music visualiser, abstract <text:s/>visualiser (OpenGL?)</text:p>
      <text:p text:style-name="P4"/>
      <text:p text:style-name="P4"/>
      <text:p text:style-name="P4"/>
      <text:p text:style-name="P4">MIDI (Musical Instrument Digital Interfac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3:34:25.690075300</meta:creation-date>
    <meta:generator>LibreOffice/25.8.3.2$Windows_X86_64 LibreOffice_project/8ca8d55c161d602844f5428fa4b58097424e324e</meta:generator>
    <dc:date>2026-01-29T00:15:58.959500000</dc:date>
    <meta:editing-duration>PT10M38S</meta:editing-duration>
    <meta:editing-cycles>2</meta:editing-cycles>
    <meta:document-statistic meta:table-count="0" meta:image-count="0" meta:object-count="0" meta:page-count="1" meta:paragraph-count="8" meta:word-count="46" meta:character-count="323" meta:non-whitespace-character-count="283"/>
  </office:meta>
</office:document-meta>
</file>